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50d" officeooo:paragraph-rsid="001de50d"/>
    </style:style>
    <style:style style:name="P2" style:family="paragraph" style:parent-style-name="Standard">
      <style:text-properties officeooo:rsid="001de50d" officeooo:paragraph-rsid="0029afb7"/>
    </style:style>
    <style:style style:name="P3" style:family="paragraph" style:parent-style-name="Standard">
      <style:text-properties officeooo:rsid="00200038" officeooo:paragraph-rsid="00200038"/>
    </style:style>
    <style:style style:name="P4" style:family="paragraph" style:parent-style-name="Standard">
      <style:text-properties officeooo:rsid="002477b9" officeooo:paragraph-rsid="002477b9"/>
    </style:style>
    <style:style style:name="P5" style:family="paragraph" style:parent-style-name="Standard">
      <style:text-properties officeooo:rsid="00260f44" officeooo:paragraph-rsid="00260f44"/>
    </style:style>
    <style:style style:name="P6" style:family="paragraph" style:parent-style-name="Standard">
      <style:text-properties officeooo:rsid="002693a1" officeooo:paragraph-rsid="002693a1"/>
    </style:style>
    <style:style style:name="P7" style:family="paragraph" style:parent-style-name="Standard">
      <style:text-properties officeooo:rsid="002693a1" officeooo:paragraph-rsid="0026b830"/>
    </style:style>
    <style:style style:name="P8" style:family="paragraph" style:parent-style-name="Standard">
      <style:text-properties officeooo:rsid="0026b830" officeooo:paragraph-rsid="0026b830"/>
    </style:style>
    <style:style style:name="P9" style:family="paragraph" style:parent-style-name="Standard">
      <style:text-properties officeooo:rsid="0026b830" officeooo:paragraph-rsid="002df07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de50d" officeooo:paragraph-rsid="001de50d" style:font-weight-asian="bold" style:font-weight-complex="bold"/>
    </style:style>
    <style:style style:name="P11" style:family="paragraph" style:parent-style-name="Standard">
      <style:text-properties fo:font-weight="bold" officeooo:rsid="001de50d" officeooo:paragraph-rsid="001de50d" style:font-weight-asian="bold" style:font-weight-complex="bold"/>
    </style:style>
    <style:style style:name="P12" style:family="paragraph" style:parent-style-name="Standard">
      <style:text-properties fo:font-weight="bold" officeooo:rsid="00260f44" officeooo:paragraph-rsid="00260f44" style:font-weight-asian="bold" style:font-weight-complex="bold"/>
    </style:style>
    <style:style style:name="P13" style:family="paragraph" style:parent-style-name="Standard">
      <style:text-properties officeooo:rsid="001ea414" officeooo:paragraph-rsid="0029afb7"/>
    </style:style>
    <style:style style:name="P14" style:family="paragraph" style:parent-style-name="Standard">
      <style:text-properties officeooo:rsid="0023d608" officeooo:paragraph-rsid="0023d608"/>
    </style:style>
    <style:style style:name="T1" style:family="text">
      <style:text-properties officeooo:rsid="001de50d"/>
    </style:style>
    <style:style style:name="T2" style:family="text">
      <style:text-properties officeooo:rsid="002477b9"/>
    </style:style>
    <style:style style:name="T3" style:family="text">
      <style:text-properties officeooo:rsid="00260f44"/>
    </style:style>
    <style:style style:name="T4" style:family="text">
      <style:text-properties officeooo:rsid="0026b830"/>
    </style:style>
    <style:style style:name="T5" style:family="text">
      <style:text-properties officeooo:rsid="002875c5"/>
    </style:style>
    <style:style style:name="T6" style:family="text">
      <style:text-properties officeooo:rsid="002a61ee"/>
    </style:style>
    <style:style style:name="T7" style:family="text">
      <style:text-properties officeooo:rsid="002df0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curing Stock [Stock management]</text:p>
      <text:p text:style-name="P11"/>
      <text:p text:style-name="P11"><text:span text:style-name="T3">A)</text:span>Use case title : Stock management</text:p>
      <text:p text:style-name="P1">Actor : Stock manager</text:p>
      <text:p text:style-name="P2">Scenario<text:span text:style-name="T6">s</text:span> : </text:p>
      <text:p text:style-name="P13">1) Stationary items are assumed to be collected from different sources.</text:p>
      <text:p text:style-name="P14">2) These items are organized and placed in respective racks. </text:p>
      <text:p text:style-name="P3"><text:span text:style-name="T2">3</text:span>) <text:span text:style-name="T2">Stock manager records the deatils of the goods in catalog.</text:span></text:p>
      <text:p text:style-name="P4"/>
      <text:p text:style-name="P12">B)Use case title: Providing the goods.</text:p>
      <text:p text:style-name="P5">Actor : <text:span text:style-name="T1">Stock manager</text:span></text:p>
      <text:p text:style-name="P5">Scenario<text:span text:style-name="T6">s</text:span> : </text:p>
      <text:p text:style-name="P6">1) Stock manager will get the request from <text:span text:style-name="T7">coffee shop employee</text:span>.</text:p>
      <text:p text:style-name="P7">2) Stock manager <text:span text:style-name="T4">will look for requested item in the godown.</text:span></text:p>
      <text:p text:style-name="P9">3) <text:span text:style-name="T5">Stock manager will provide the items to coffee shop employee and will record it in the catalog.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45:13.457117979</meta:creation-date>
    <dc:date>2018-03-19T16:05:20.272236877</dc:date>
    <meta:editing-duration>PT19M58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00" meta:character-count="588" meta:non-whitespace-character-count="498"/>
  </office:meta>
</office:document-meta>
</file>